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1" svg:font-family="'DejaVu Sans Mono'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font-style="normal" style:text-underline-style="none" fo:font-weight="bold" officeooo:rsid="008529d2" officeooo:paragraph-rsid="008529d2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officeooo:rsid="0087733c" officeooo:paragraph-rsid="0087733c"/>
    </style:style>
    <style:style style:name="P3" style:family="paragraph" style:parent-style-name="Text_20_body">
      <style:text-properties fo:color="#ff0000" officeooo:rsid="0087733c" officeooo:paragraph-rsid="0087733c"/>
    </style:style>
    <style:style style:name="P4" style:family="paragraph" style:parent-style-name="Text_20_body">
      <style:text-properties fo:font-weight="bold" officeooo:rsid="0087733c" officeooo:paragraph-rsid="0087733c" style:font-weight-asian="bold" style:font-weight-complex="bold"/>
    </style:style>
    <style:style style:name="P5" style:family="paragraph" style:parent-style-name="Text_20_body" style:list-style-name="L1">
      <style:text-properties fo:font-style="normal" style:text-underline-style="none" fo:font-weight="normal" officeooo:rsid="008529d2" officeooo:paragraph-rsid="008529d2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text-properties officeooo:rsid="008529d2" officeooo:paragraph-rsid="008529d2"/>
    </style:style>
    <style:style style:name="P7" style:family="paragraph" style:parent-style-name="Text_20_body" style:list-style-name="L2">
      <style:text-properties officeooo:rsid="0087733c" officeooo:paragraph-rsid="0087733c"/>
    </style:style>
    <style:style style:name="P8" style:family="paragraph" style:parent-style-name="Text_20_body" style:list-style-name="L3">
      <style:text-properties officeooo:rsid="0087733c" officeooo:paragraph-rsid="0087733c"/>
    </style:style>
    <style:style style:name="P9" style:family="paragraph" style:parent-style-name="Text_20_body" style:list-style-name="L4">
      <style:text-properties officeooo:rsid="0087733c" officeooo:paragraph-rsid="0087733c"/>
    </style:style>
    <style:style style:name="P10" style:family="paragraph" style:parent-style-name="Text_20_body" style:list-style-name="L5">
      <style:text-properties officeooo:paragraph-rsid="0087733c"/>
    </style:style>
    <style:style style:name="P11" style:family="paragraph" style:parent-style-name="Text_20_body" style:list-style-name="L5">
      <style:text-properties fo:font-weight="normal" officeooo:rsid="0087733c" officeooo:paragraph-rsid="0087733c" style:font-weight-asian="normal" style:font-weight-complex="normal"/>
    </style:style>
    <style:style style:name="P12" style:family="paragraph" style:parent-style-name="Text_20_body" style:list-style-name="L5">
      <style:text-properties officeooo:rsid="008af980" officeooo:paragraph-rsid="008af980"/>
    </style:style>
    <style:style style:name="P13" style:family="paragraph" style:parent-style-name="Text_20_body">
      <style:text-properties officeooo:rsid="008c3934" officeooo:paragraph-rsid="008c3934"/>
    </style:style>
    <style:style style:name="P14" style:family="paragraph" style:parent-style-name="Text_20_body">
      <style:text-properties fo:font-weight="bold" officeooo:rsid="008e238e" officeooo:paragraph-rsid="008e238e" style:font-weight-asian="bold" style:font-weight-complex="bold"/>
    </style:style>
    <style:style style:name="P15" style:family="paragraph" style:parent-style-name="Heading_20_1">
      <style:text-properties fo:font-style="normal" style:text-underline-style="none" fo:font-weight="normal" officeooo:rsid="008529d2" officeooo:paragraph-rsid="008529d2" style:font-style-asian="normal" style:font-weight-asian="normal" style:font-style-complex="normal" style:font-weight-complex="normal"/>
    </style:style>
    <style:style style:name="P16" style:family="paragraph" style:parent-style-name="Heading_20_2">
      <style:text-properties officeooo:rsid="0087733c" officeooo:paragraph-rsid="0087733c"/>
    </style:style>
    <style:style style:name="P17" style:family="paragraph" style:parent-style-name="Heading_20_2">
      <style:text-properties officeooo:rsid="008c3934" officeooo:paragraph-rsid="008c3934"/>
    </style:style>
    <style:style style:name="P18" style:family="paragraph" style:parent-style-name="Heading_20_3">
      <style:text-properties officeooo:paragraph-rsid="008c3934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5984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87733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DejaVu Sans Mono1" fo:font-size="11pt" fo:font-style="normal" style:text-underline-style="none" fo:font-weight="normal" style:font-size-asian="11pt" style:font-style-asian="normal" style:font-weight-asian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7733c" style:font-weight-asian="normal" style:font-weight-complex="normal"/>
    </style:style>
    <style:style style:name="T11" style:family="text">
      <style:text-properties officeooo:rsid="008c3934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Chapitre 7 : Calcul littéral</text:h>
      <text:p text:style-name="P1">Activité du dallage :</text:p>
      <text:list xml:id="list5720471664428143207" text:style-name="L1">
        <text:list-item>
          <text:p text:style-name="P5">Dans cette activité, la proportionnalité ne marche pas.</text:p>
        </text:list-item>
        <text:list-item>
          <text:p text:style-name="P6"><text:span text:style-name="T1">Cette activité montre l’utilité du calcul avec des lettres (littéral), pour remplir </text:span><text:span text:style-name="T3">rapidement</text:span><text:span text:style-name="T1"> le bon de commande.</text:span></text:p>
        </text:list-item>
        <text:list-item>
          <text:p text:style-name="P6"><text:span text:style-name="T1">Plusieurs formules ont été trouvées et on peut les vérifier avec la largeur 4 (Nombre de dalles : 26</text:span><text:span text:style-name="T2">)</text:span></text:p>
        </text:list-item>
      </text:list>
      <text:h text:style-name="P16" text:outline-level="2">I. Utiliser des lettres</text:h>
      <text:p text:style-name="P2">Définition : Une expression mathématique dans laquelle figure une ou plusieurs lettres et où chaque lettre représente un nombre variable est appelée expression littérale.</text:p>
      <text:p text:style-name="P2">Ces expressions littérals permettent :</text:p>
      <text:list xml:id="list8788458231216518274" text:style-name="L2">
        <text:list-item>
          <text:p text:style-name="P7">d’établir des formules (voir les formules d’aires)</text:p>
        </text:list-item>
        <text:list-item>
          <text:p text:style-name="P7">d’exprimer « en fonction de »</text:p>
        </text:list-item>
      </text:list>
      <text:p text:style-name="P2"><draw:frame draw:style-name="fr1" draw:name="Objet1" text:anchor-type="paragraph" svg:width="11.289cm" svg:height="3.54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>Le périmètre du rectangle ABCD en fonction de x est :</text:p>
      <text:p text:style-name="P2">PABCD = 7 + 4x + 7+ 4x = 14 + 8x</text:p>
      <text:list xml:id="list8757074150227110118" text:style-name="L3">
        <text:list-item>
          <text:p text:style-name="P8">de résoudre des problèmes</text:p>
          <text:list>
            <text:list-item>
              <text:p text:style-name="P8">dallage de la piscine</text:p>
            </text:list-item>
            <text:list-item>
              <text:p text:style-name="P8">chapitre 9</text:p>
            </text:list-item>
          </text:list>
        </text:list-item>
      </text:list>
      <text:p text:style-name="P2"/>
      <text:h text:style-name="P16" text:outline-level="2"><text:soft-page-break/>II. transformation d’écritures littérales</text:h>
      <text:h text:style-name="Heading_20_3" text:outline-level="3">1. Convention</text:h>
      <text:p text:style-name="P2">On peut supprimer le signe de la <text:span text:style-name="T5">multiplication</text:span><text:span text:style-name="T6"> entre :</text:span></text:p>
      <text:list xml:id="list6011805290780939436" text:style-name="L4">
        <text:list-item>
          <text:p text:style-name="P9"><text:span text:style-name="T6">2 lettres : </text:span><text:span text:style-name="T6"><draw:frame draw:style-name="fr2" draw:name="Objet2" text:anchor-type="as-char" svg:width="1.969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ou</text:span><text:span text:style-name="T6"><draw:frame draw:style-name="fr2" draw:name="Objet3" text:anchor-type="as-char" svg:width="1.893cm" svg:height="0.54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6">ou</text:span><text:span text:style-name="T6"><draw:frame draw:style-name="fr2" draw:name="Objet4" text:anchor-type="as-char" svg:width="2.521cm" svg:height="0.54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</text:list-item>
        <text:list-item>
          <text:p text:style-name="P9"><text:span text:style-name="T6">1 nombe et 1 lettre : </text:span><text:span text:style-name="T6"><draw:frame draw:style-name="fr2" draw:name="Objet5" text:anchor-type="as-char" svg:width="3.367cm" svg:height="0.492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6">ou</text:span><text:span text:style-name="T6"><draw:frame draw:style-name="fr2" draw:name="Objet6" text:anchor-type="as-char" svg:width="3.914cm" svg:height="0.492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6">ou</text:span><text:span text:style-name="T6"><draw:frame draw:style-name="fr2" draw:name="Objet7" text:anchor-type="as-char" svg:width="3.909cm" svg:height="0.492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6">ou</text:span><text:span text:style-name="T6"><draw:frame draw:style-name="fr2" draw:name="Objet8" text:anchor-type="as-char" svg:width="5.145cm" svg:height="0.492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</text:list-item>
        <text:list-item>
          <text:p text:style-name="P9"><text:span text:style-name="T6">1 nombre et 1 parenthèse : </text:span><text:span text:style-name="T6"><draw:frame draw:style-name="fr2" draw:name="Objet9" text:anchor-type="as-char" svg:width="3.752cm" svg:height="0.51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</text:list-item>
        <text:list-item>
          <text:p text:style-name="P9"><text:span text:style-name="T6">2 parenthèses : </text:span><text:span text:style-name="T6"><draw:frame draw:style-name="fr2" draw:name="Objet10" text:anchor-type="as-char" svg:width="5.457cm" svg:height="0.51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</text:list-item>
      </text:list>
      <text:p text:style-name="P3"><text:span text:style-name="T6">Attention !!! <text:s/>Pas de suppression entre 2 nombres !! </text:span><text:span text:style-name="T8"><draw:frame draw:style-name="fr2" draw:name="Objet11" text:anchor-type="as-char" svg:width="1.983cm" svg:height="0.49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<text:h text:style-name="Heading_20_3" text:outline-level="3">2. <text:span text:style-name="T4">Réduire une expression littérale</text:span></text:h>
      <text:p text:style-name="P4">Définition : <text:span text:style-name="T9">Réduire une expression littérale signifie regrouper les termes semblab,les en suivant les règles de calcul.</text:span></text:p>
      <text:p text:style-name="P4">Exemple :<text:span text:style-name="T9"> </text:span></text:p>
      <text:list xml:id="list4020315836009780104" text:style-name="L5">
        <text:list-item>
          <text:p text:style-name="P10"><text:span text:style-name="T10"><draw:frame draw:style-name="fr2" draw:name="Objet12" text:anchor-type="as-char" svg:width="2.602cm" svg:height="0.49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0">mais</text:span><text:span text:style-name="T10"><draw:frame draw:style-name="fr2" draw:name="Objet13" text:anchor-type="as-char" svg:width="1.69cm" svg:height="0.492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">ne peut pas se réduire.</text:span></text:p>
        </text:list-item>
        <text:list-item>
          <text:p text:style-name="P11"><draw:frame draw:style-name="fr2" draw:name="Objet14" text:anchor-type="as-char" svg:width="8.768cm" svg:height="0.54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  <text:list-item>
          <text:p text:style-name="P11"><draw:frame draw:style-name="fr2" draw:name="Objet15" text:anchor-type="as-char" svg:width="11.686cm" svg:height="0.54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  <text:list-item>
          <text:p text:style-name="P11"><draw:frame draw:style-name="fr2" draw:name="Objet16" text:anchor-type="as-char" svg:width="5.796cm" svg:height="0.54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text:p text:style-name="P12"><text:span text:style-name="T9">Attention !!! </text:span><text:span text:style-name="T9"><draw:frame draw:style-name="fr2" draw:name="Objet17" text:anchor-type="as-char" svg:width="1.824cm" svg:height="0.54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9">ne se réduit pas !</text:span></text:p>
        </text:list-item>
      </text:list>
      <text:h text:style-name="P18" text:outline-level="3"><text:span text:style-name="T11">3) Calcul de la valeur d’une expression littérale</text:span></text:h>
      <text:p text:style-name="Text_20_body">Calculer la valeur d’une expression littérale, c’est remplacer la lettre par une valeur numérique. <text:span text:style-name="T11">Il est souvent plus judicieux de coisir la forme la plus réduite avant de faire les calculs.</text:span></text:p>
      <text:p text:style-name="P13">ex. Soit <draw:frame draw:style-name="fr2" draw:name="Objet18" text:anchor-type="as-char" svg:width="4.861cm" svg:height="0.54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Calculer A pour <draw:frame draw:style-name="fr2" draw:name="Objet19" text:anchor-type="as-char" svg:width="1.406cm" svg:height="0.492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13">On déduit : <draw:frame draw:style-name="fr2" draw:name="Objet20" text:anchor-type="as-char" svg:width="7.729cm" svg:height="0.54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13"><text:soft-page-break/>Pour <draw:frame draw:style-name="fr2" draw:name="Objet21" text:anchor-type="as-char" svg:width="1.406cm" svg:height="0.492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,</text:p>
      <text:p text:style-name="P13"><draw:frame draw:style-name="fr2" draw:name="Objet22" text:anchor-type="as-char" svg:width="5.237cm" svg:height="0.5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13"><draw:frame draw:style-name="fr2" draw:name="Objet23" text:anchor-type="as-char" svg:width="4.477cm" svg:height="0.51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13"><draw:frame draw:style-name="fr2" draw:name="Objet24" text:anchor-type="as-char" svg:width="3.771cm" svg:height="0.51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13"><draw:frame draw:style-name="fr2" draw:name="Objet25" text:anchor-type="as-char" svg:width="4.009cm" svg:height="0.492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h text:style-name="P17" text:outline-level="2">III. Développement</text:h>
      <text:p text:style-name="P13"><text:span text:style-name="T12">Définition </text:span>: Développer un produit signifie le transformer en une somme ou en une différence.</text:p>
      <text:p text:style-name="P13"><text:span text:style-name="T12">Propriété </text:span>: <text:span text:style-name="T5">La simple distributivité</text:span></text:p>
      <text:p text:style-name="P13"><text:span text:style-name="T6">Pour tous les nombres k, a et b</text:span></text:p>
      <text:p text:style-name="P13"><text:span text:style-name="T6"><draw:frame draw:style-name="fr2" draw:name="Objet26" text:anchor-type="as-char" svg:width="4.33cm" svg:height="0.51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6">et</text:span><text:span text:style-name="T6"><draw:frame draw:style-name="fr2" draw:name="Objet27" text:anchor-type="as-char" svg:width="4.456cm" svg:height="0.51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14"><text:span text:style-name="T6">Remarque </text:span><text:span text:style-name="T7">: </text:span><text:span text:style-name="T7"><draw:frame draw:style-name="fr2" draw:name="Objet28" text:anchor-type="as-char" svg:width="4.038cm" svg:height="0.51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<text:p text:style-name="P14"><text:span text:style-name="T6">Exemples </text:span><text:span text:style-name="T7">: </text:span></text:p>
      <text:p text:style-name="P14"><text:span text:style-name="T7"><draw:frame draw:style-name="fr2" draw:name="Objet29" text:anchor-type="as-char" svg:width="6.472cm" svg:height="0.51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<text:p text:style-name="P14"><text:span text:style-name="T7"><draw:frame draw:style-name="fr2" draw:name="Objet30" text:anchor-type="as-char" svg:width="7.177cm" svg:height="0.517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<text:p text:style-name="P14"><text:span text:style-name="T7"><draw:frame draw:style-name="fr2" draw:name="Objet31" text:anchor-type="as-char" svg:width="9.872cm" svg:height="0.5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1" svg:font-family="'DejaVu Sans Mono'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3-14T10:25:39.240325983</dc:date>
    <meta:editing-duration>P5DT21H19M36S</meta:editing-duration>
    <meta:editing-cycles>111</meta:editing-cycles>
    <meta:generator>LibreOffice/5.1.1.3$Linux_X86_64 LibreOffice_project/10m0$Build-3</meta:generator>
    <meta:document-statistic meta:table-count="0" meta:image-count="0" meta:object-count="31" meta:page-count="3" meta:paragraph-count="50" meta:word-count="314" meta:character-count="1745" meta:non-whitespace-character-count="14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5"/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1"/>
          <table:table-cell table:style-name="ce13" table:number-columns-repeated="2"/>
          <table:table-cell table:style-name="ce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0:33:06.151987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i>c</mi>
                <mo stretchy="false">+</mo>
                <mi>d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row>
        <mo fence="true" stretchy="false">(</mo>
        <mrow>
          <mrow>
            <mi>c</mi>
            <mo stretchy="false">+</mo>
            <mi>d</mi>
          </mrow>
        </mrow>
        <mo fence="true" stretchy="false">)</mo>
      </mrow>
    </mrow>
    <annotation encoding="StarMath 5.0">( a+b ) times ( c+d ) = ( a+b )( c+d )</annotation>
  </semantics>
</math>
</file>

<file path=Object 11/content.xml><?xml version="1.0" encoding="utf-8"?>
<math xmlns="http://www.w3.org/1998/Math/MathML" display="block">
  <semantics>
    <mrow>
      <mrow>
        <mn>7</mn>
        <mo stretchy="false">×</mo>
        <mn>3</mn>
      </mrow>
      <mo stretchy="false">≠</mo>
      <mn>73</mn>
    </mrow>
    <annotation encoding="StarMath 5.0">7 times 3 &lt;&gt; 73 </annotation>
  </semantics>
</math>
</file>

<file path=Object 12/content.xml><?xml version="1.0" encoding="utf-8"?>
<math xmlns="http://www.w3.org/1998/Math/MathML" display="block">
  <semantics>
    <mrow>
      <mn>2</mn>
      <mrow>
        <mi>x</mi>
        <mo stretchy="false">+</mo>
        <mn>3</mn>
      </mrow>
      <mrow>
        <mi>x</mi>
        <mo stretchy="false">=</mo>
        <mn>5</mn>
      </mrow>
      <mi>x</mi>
    </mrow>
    <annotation encoding="StarMath 5.0">2x + 3x = 5x</annotation>
  </semantics>
</math>
</file>

<file path=Object 13/content.xml><?xml version="1.0" encoding="utf-8"?>
<math xmlns="http://www.w3.org/1998/Math/MathML" display="block">
  <semantics>
    <mrow>
      <mn>2</mn>
      <mrow>
        <mi>x</mi>
        <mo stretchy="false">+</mo>
        <mn>3</mn>
      </mrow>
      <mi>y</mi>
    </mrow>
    <annotation encoding="StarMath 5.0">2x+3y</annotation>
  </semantics>
</math>
</file>

<file path=Object 14/content.xml><?xml version="1.0" encoding="utf-8"?>
<math xmlns="http://www.w3.org/1998/Math/MathML" display="block">
  <semantics>
    <mrow>
      <mn>4</mn>
      <mrow>
        <mi>x</mi>
        <mo stretchy="false">−</mo>
        <mn>3</mn>
        <mo stretchy="false">+</mo>
        <mn>7</mn>
      </mrow>
      <mrow>
        <msup>
          <mi>x</mi>
          <mn>2</mn>
        </msup>
        <mo stretchy="false">−</mo>
        <mn>7</mn>
        <mo stretchy="false">+</mo>
        <mn>9</mn>
      </mrow>
      <mrow>
        <msup>
          <mi>x</mi>
          <mn>2</mn>
        </msup>
        <mo stretchy="false">−</mo>
        <mn>10</mn>
      </mrow>
      <mrow>
        <mi>x</mi>
        <mo stretchy="false">=</mo>
        <mrow>
          <mo stretchy="false">−</mo>
          <mn>6</mn>
        </mrow>
      </mrow>
      <mrow>
        <mi>x</mi>
        <mo stretchy="false">−</mo>
        <mn>10</mn>
        <mo stretchy="false">+</mo>
        <mn>16</mn>
      </mrow>
      <msup>
        <mi>x</mi>
        <mn>2</mn>
      </msup>
    </mrow>
    <annotation encoding="StarMath 5.0">4x-3+7x^2-7+9x^2-10x = -6x-10+16x^2</annotation>
  </semantics>
</math>
</file>

<file path=Object 15/content.xml><?xml version="1.0" encoding="utf-8"?>
<math xmlns="http://www.w3.org/1998/Math/MathML" display="block">
  <semantics>
    <mrow>
      <mn>2</mn>
      <mrow>
        <mi>x</mi>
        <mo stretchy="false">×</mo>
        <mn>4</mn>
      </mrow>
      <mrow>
        <mrow>
          <mi>x</mi>
          <mo stretchy="false">×</mo>
          <mn>5</mn>
        </mrow>
        <mo stretchy="false">=</mo>
        <mrow>
          <mn>2</mn>
          <mo stretchy="false">×</mo>
          <mi>x</mi>
          <mo stretchy="false">×</mo>
          <mn>4</mn>
          <mo stretchy="false">×</mo>
          <mi>x</mi>
          <mo stretchy="false">×</mo>
          <mn>5</mn>
        </mrow>
        <mo stretchy="false">=</mo>
        <mrow>
          <mn>2</mn>
          <mo stretchy="false">×</mo>
          <mn>4</mn>
          <mo stretchy="false">×</mo>
          <mn>5</mn>
          <mo stretchy="false">×</mo>
          <mi>x</mi>
          <mo stretchy="false">×</mo>
          <mi>x</mi>
        </mrow>
        <mo stretchy="false">=</mo>
        <mrow>
          <mn>40</mn>
          <mo stretchy="false">×</mo>
          <msup>
            <mi>x</mi>
            <mn>2</mn>
          </msup>
        </mrow>
        <mo stretchy="false">=</mo>
        <mn>40</mn>
      </mrow>
      <msup>
        <mi>x</mi>
        <mn>2</mn>
      </msup>
    </mrow>
    <annotation encoding="StarMath 5.0">2x times 4x times 5 = 2 times x times 4 times x times 5 = 2 times 4 times 5 times x times x = 40 times x^2 = 40x^2</annotation>
  </semantics>
</math>
</file>

<file path=Object 16/content.xml><?xml version="1.0" encoding="utf-8"?>
<math xmlns="http://www.w3.org/1998/Math/MathML" display="block">
  <semantics>
    <mrow>
      <mn>3</mn>
      <mrow>
        <mi>x</mi>
        <mo stretchy="false">×</mo>
        <mn>2</mn>
      </mrow>
      <mrow>
        <msup>
          <mi>x</mi>
          <mn>2</mn>
        </msup>
        <mo stretchy="false">=</mo>
        <mrow>
          <mn>3</mn>
          <mo stretchy="false">×</mo>
          <mn>2</mn>
          <mo stretchy="false">×</mo>
          <mi>x</mi>
          <mo stretchy="false">×</mo>
          <mi>x</mi>
        </mrow>
        <mo stretchy="false">=</mo>
        <mrow>
          <mn>6</mn>
          <mo stretchy="false">×</mo>
          <msup>
            <mi>x</mi>
            <mn>3</mn>
          </msup>
        </mrow>
      </mrow>
    </mrow>
    <annotation encoding="StarMath 5.0">3x times 2x^2 = 3 times 2 times x times x = 6 times x^3</annotation>
  </semantics>
</math>
</file>

<file path=Object 17/content.xml><?xml version="1.0" encoding="utf-8"?>
<math xmlns="http://www.w3.org/1998/Math/MathML" display="block">
  <semantics>
    <mrow>
      <mn>3</mn>
      <mrow>
        <mi>x</mi>
        <mo stretchy="false">+</mo>
        <mn>2</mn>
      </mrow>
      <msup>
        <mi>x</mi>
        <mn>2</mn>
      </msup>
    </mrow>
    <annotation encoding="StarMath 5.0">3x + 2x^2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n>2</mn>
          <mo stretchy="false">+</mo>
          <mn>5</mn>
        </mrow>
      </mrow>
      <mrow>
        <mi>x</mi>
        <mo stretchy="false">+</mo>
        <mn>8</mn>
        <mo stretchy="false">−</mo>
        <mn>12</mn>
      </mrow>
      <mrow>
        <mi>x</mi>
        <mo stretchy="false">+</mo>
        <mn>2</mn>
      </mrow>
      <msup>
        <mi>x</mi>
        <mn>2</mn>
      </msup>
    </mrow>
    <annotation encoding="StarMath 5.0">A=2+5x+8-12x+2x^2</annotation>
  </semantics>
</math>
</file>

<file path=Object 19/content.xml><?xml version="1.0" encoding="utf-8"?>
<math xmlns="http://www.w3.org/1998/Math/MathML" display="block">
  <semantics>
    <mrow>
      <mi>x</mi>
      <mo stretchy="false">=</mo>
      <mrow>
        <mo stretchy="false">−</mo>
        <mn>3</mn>
      </mrow>
    </mrow>
    <annotation encoding="StarMath 5.0">x=-3</annotation>
  </semantics>
</math>
</file>

<file path=Object 2/content.xml><?xml version="1.0" encoding="utf-8"?>
<math xmlns="http://www.w3.org/1998/Math/MathML" display="block">
  <semantics>
    <mrow>
      <mrow>
        <mi>a</mi>
        <mo stretchy="false">×</mo>
        <mi>b</mi>
      </mrow>
      <mo stretchy="false">=</mo>
      <mi mathvariant="italic">ab</mi>
    </mrow>
    <annotation encoding="StarMath 5.0">a times b = ab</annotation>
  </semantics>
</math>
</file>

<file path=Object 20/content.xml><?xml version="1.0" encoding="utf-8"?>
<math xmlns="http://www.w3.org/1998/Math/MathML" display="block">
  <semantics>
    <mrow>
      <mrow>
        <mi>A</mi>
        <mo stretchy="false">=</mo>
        <mrow>
          <mn>2</mn>
          <mo stretchy="false">+</mo>
          <mn>5</mn>
        </mrow>
      </mrow>
      <mrow>
        <mi>x</mi>
        <mo stretchy="false">+</mo>
        <mn>8</mn>
        <mo stretchy="false">−</mo>
        <mn>12</mn>
      </mrow>
      <mrow>
        <mi>x</mi>
        <mo stretchy="false">+</mo>
        <mn>2</mn>
      </mrow>
      <mrow>
        <msup>
          <mi>x</mi>
          <mn>2</mn>
        </msup>
        <mo stretchy="false">=</mo>
        <mrow>
          <mn>10</mn>
          <mo stretchy="false">−</mo>
          <mn>7</mn>
        </mrow>
      </mrow>
      <mrow>
        <mi>x</mi>
        <mo stretchy="false">+</mo>
        <mn>2</mn>
      </mrow>
      <msup>
        <mi>x</mi>
        <mn>2</mn>
      </msup>
    </mrow>
    <annotation encoding="StarMath 5.0">A=2+5x+8-12x+2x^2 = 10-7x+2x^2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stretchy="false">−</mo>
        <mn>3</mn>
      </mrow>
    </mrow>
    <annotation encoding="StarMath 5.0">x=-3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n>10</mn>
        <mo stretchy="false">−</mo>
        <mrow>
          <mn>7</mn>
          <mo stretchy="false">×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o stretchy="false">+</mo>
        <mrow>
          <mn>2</mn>
          <mo stretchy="false">×</mo>
          <msup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n>2</mn>
          </msup>
        </mrow>
      </mrow>
    </mrow>
    <annotation encoding="StarMath 5.0">A=10-7 times ( -3 )+ 2 times ( -3)^2 </annotation>
  </semantics>
</math>
</file>

<file path=Object 23/content.xml><?xml version="1.0" encoding="utf-8"?>
<math xmlns="http://www.w3.org/1998/Math/MathML" display="block">
  <semantics>
    <mrow>
      <mi>A</mi>
      <mo stretchy="false">=</mo>
      <mrow>
        <mn>10</mn>
        <mo stretchy="false">−</mo>
        <mrow>
          <mn>7</mn>
          <mo stretchy="false">×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o stretchy="false">+</mo>
        <mrow>
          <mn>2</mn>
          <mo stretchy="false">×</mo>
          <mn>9</mn>
        </mrow>
      </mrow>
    </mrow>
    <annotation encoding="StarMath 5.0">A=10-7 times ( -3 )+ 2 times 9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n>10</mn>
        <mo stretchy="false">−</mo>
        <mrow>
          <mo fence="true" stretchy="false">(</mo>
          <mrow>
            <mrow>
              <mo stretchy="false">−</mo>
              <mn>21</mn>
            </mrow>
          </mrow>
          <mo fence="true" stretchy="false">)</mo>
        </mrow>
        <mo stretchy="false">+</mo>
        <mn>18</mn>
      </mrow>
    </mrow>
    <annotation encoding="StarMath 5.0">A=10-(-21)+ 18</annotation>
  </semantics>
</math>
</file>

<file path=Object 25/content.xml><?xml version="1.0" encoding="utf-8"?>
<math xmlns="http://www.w3.org/1998/Math/MathML" display="block">
  <semantics>
    <mrow>
      <mi>A</mi>
      <mo stretchy="false">=</mo>
      <mrow>
        <mn>10</mn>
        <mo stretchy="false">+</mo>
        <mn>21</mn>
        <mo stretchy="false">+</mo>
        <mn>18</mn>
      </mrow>
      <mo stretchy="false">=</mo>
      <mn>49</mn>
    </mrow>
    <annotation encoding="StarMath 5.0">A=10+21+ 18 = 49</annotation>
  </semantics>
</math>
</file>

<file path=Object 26/content.xml><?xml version="1.0" encoding="utf-8"?>
<math xmlns="http://www.w3.org/1998/Math/MathML" display="block">
  <semantics>
    <mrow>
      <mrow>
        <mi>k</mi>
        <mo stretchy="false">×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o stretchy="false">=</mo>
      <mrow>
        <mrow>
          <mi>k</mi>
          <mo stretchy="false">×</mo>
          <mi>a</mi>
        </mrow>
        <mo stretchy="false">+</mo>
        <mrow>
          <mi>k</mi>
          <mo stretchy="false">×</mo>
          <mi>b</mi>
        </mrow>
      </mrow>
    </mrow>
    <annotation encoding="StarMath 5.0">k times ( a+b )=k times a + k times b</annotation>
  </semantics>
</math>
</file>

<file path=Object 27/content.xml><?xml version="1.0" encoding="utf-8"?>
<math xmlns="http://www.w3.org/1998/Math/MathML" display="block">
  <semantics>
    <mrow>
      <mrow>
        <mi>k</mi>
        <mo stretchy="false">×</mo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</mrow>
      <mo stretchy="false">=</mo>
      <mrow>
        <mrow>
          <mi>k</mi>
          <mo stretchy="false">×</mo>
          <mi>a</mi>
        </mrow>
        <mo stretchy="false">−</mo>
        <mrow>
          <mi>k</mi>
          <mo stretchy="false">×</mo>
          <mi>b</mi>
        </mrow>
      </mrow>
    </mrow>
    <annotation encoding="StarMath 5.0">k times ( a-b )=k times a - k times b</annotation>
  </semantics>
</math>
</file>

<file path=Object 28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×</mo>
        <mi>k</mi>
      </mrow>
      <mo stretchy="false">=</mo>
      <mrow>
        <mi>k</mi>
        <mo stretchy="false">×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</mrow>
    <annotation encoding="StarMath 5.0">( a+b ) times k = k times ( a + b )</annotation>
  </semantics>
</math>
</file>

<file path=Object 29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2</mn>
                <mrow>
                  <mi>x</mi>
                  <mo stretchy="false">+</mo>
                  <mn>5</mn>
                </mrow>
              </mrow>
            </mrow>
            <mo fence="true" stretchy="false">)</mo>
          </mrow>
          <mo stretchy="false">×</mo>
          <mn>4</mn>
        </mrow>
        <mo stretchy="false">=</mo>
        <mrow>
          <mn>4</mn>
          <mo stretchy="false">×</mo>
          <mrow>
            <mo fence="true" stretchy="false">(</mo>
            <mrow>
              <mrow>
                <mn>2</mn>
                <mrow>
                  <mi>x</mi>
                  <mo stretchy="false">+</mo>
                  <mn>5</mn>
                </mrow>
              </mrow>
            </mrow>
            <mo fence="true" stretchy="false">)</mo>
          </mrow>
        </mrow>
        <mo stretchy="false">=</mo>
        <mn>8</mn>
      </mrow>
      <mrow>
        <mi>x</mi>
        <mo stretchy="false">+</mo>
        <mn>20</mn>
      </mrow>
    </mrow>
    <annotation encoding="StarMath 5.0">( 2x+5 ) times 4 = 4 times ( 2x + 5 )=8x+20</annotation>
  </semantics>
</math>
</file>

<file path=Object 3/content.xml><?xml version="1.0" encoding="utf-8"?>
<math xmlns="http://www.w3.org/1998/Math/MathML" display="block">
  <semantics>
    <mrow>
      <mrow>
        <mi>x</mi>
        <mo stretchy="false">×</mo>
        <mi>x</mi>
      </mrow>
      <mo stretchy="false">=</mo>
      <msup>
        <mi>x</mi>
        <mn>2</mn>
      </msup>
    </mrow>
    <annotation encoding="StarMath 5.0">x times x = x^2</annotation>
  </semantics>
</math>
</file>

<file path=Object 30/content.xml><?xml version="1.0" encoding="utf-8"?>
<math xmlns="http://www.w3.org/1998/Math/MathML" display="block">
  <semantics>
    <mrow>
      <mrow>
        <mo stretchy="false">−</mo>
        <mn>2</mn>
      </mrow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row>
            <mrow>
              <mo stretchy="false">−</mo>
              <mn>2</mn>
            </mrow>
            <mo stretchy="false">×</mo>
            <mn>1</mn>
          </mrow>
          <mo stretchy="false">+</mo>
          <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o stretchy="false">×</mo>
            <mi>x</mi>
          </mrow>
        </mrow>
        <mo stretchy="false">=</mo>
        <mrow>
          <mrow>
            <mo stretchy="false">−</mo>
            <mn>2</mn>
          </mrow>
          <mo stretchy="false">−</mo>
          <mn>2</mn>
        </mrow>
      </mrow>
      <mi>x</mi>
    </mrow>
    <annotation encoding="StarMath 5.0">-2( 1+x )=-2 times 1 + ( -2 ) times x = -2-2x</annotation>
  </semantics>
</math>
</file>

<file path=Object 31/content.xml><?xml version="1.0" encoding="utf-8"?>
<math xmlns="http://www.w3.org/1998/Math/MathML" display="block">
  <semantics>
    <mrow>
      <mrow>
        <mo stretchy="false">−</mo>
        <mn>2</mn>
      </mrow>
      <mrow>
        <mrow>
          <mi>x</mi>
          <mo stretchy="false">×</mo>
          <mrow>
            <mo fence="true" stretchy="false">(</mo>
            <mrow>
              <mrow>
                <mn>3</mn>
                <mrow>
                  <mi>x</mi>
                  <mo stretchy="false">−</mo>
                  <mn>6</mn>
                </mrow>
              </mrow>
            </mrow>
            <mo fence="true" stretchy="false">)</mo>
          </mrow>
        </mrow>
        <mo stretchy="false">=</mo>
        <mrow>
          <mo stretchy="false">−</mo>
          <mn>2</mn>
        </mrow>
      </mrow>
      <mrow>
        <mi>x</mi>
        <mo stretchy="false">×</mo>
        <mn>3</mn>
      </mrow>
      <mrow>
        <mrow>
          <mi>x</mi>
          <mo stretchy="false">−</mo>
          <mrow>
            <mrow>
              <mo fence="true" stretchy="false">(</mo>
              <mrow>
                <mrow>
                  <mrow>
                    <mo stretchy="false">−</mo>
                    <mn>2</mn>
                  </mrow>
                  <mi>x</mi>
                </mrow>
              </mrow>
              <mo fence="true" stretchy="false">)</mo>
            </mrow>
            <mo stretchy="false">×</mo>
            <mn>6</mn>
          </mrow>
        </mrow>
        <mo stretchy="false">=</mo>
        <mrow>
          <mo stretchy="false">−</mo>
          <mn>6</mn>
        </mrow>
      </mrow>
      <mrow>
        <msup>
          <mi>x</mi>
          <mn>2</mn>
        </msup>
        <mo stretchy="false">+</mo>
        <mn>12</mn>
      </mrow>
      <mi>x</mi>
    </mrow>
    <annotation encoding="StarMath 5.0">-2x times ( 3x -6 )=-2x times 3x -( -2x ) times 6 = -6x^2 + 12x</annotation>
  </semantics>
</math>
</file>

<file path=Object 4/content.xml><?xml version="1.0" encoding="utf-8"?>
<math xmlns="http://www.w3.org/1998/Math/MathML" display="block">
  <semantics>
    <mrow>
      <mrow>
        <mi>x</mi>
        <mo stretchy="false">×</mo>
        <mi>x</mi>
        <mo stretchy="false">×</mo>
        <mi>x</mi>
      </mrow>
      <mo stretchy="false">=</mo>
      <msup>
        <mi>x</mi>
        <mn>3</mn>
      </msup>
    </mrow>
    <annotation encoding="StarMath 5.0">x times x times x = x^3</annotation>
  </semantics>
</math>
</file>

<file path=Object 5/content.xml><?xml version="1.0" encoding="utf-8"?>
<math xmlns="http://www.w3.org/1998/Math/MathML" display="block">
  <semantics>
    <mrow>
      <mrow>
        <mrow>
          <mn>5</mn>
          <mo stretchy="false">×</mo>
          <mi>y</mi>
        </mrow>
        <mo stretchy="false">=</mo>
        <mn>5</mn>
      </mrow>
      <mrow>
        <mi>y</mi>
        <mo stretchy="false">=</mo>
        <mrow>
          <mi>y</mi>
          <mo stretchy="false">×</mo>
          <mn>5</mn>
        </mrow>
      </mrow>
    </mrow>
    <annotation encoding="StarMath 5.0">5 times y = 5y = y times 5</annotation>
  </semantics>
</math>
</file>

<file path=Object 6/content.xml><?xml version="1.0" encoding="utf-8"?>
<math xmlns="http://www.w3.org/1998/Math/MathML" display="block">
  <semantics>
    <mrow>
      <mrow>
        <mrow>
          <mi>x</mi>
          <mo stretchy="false">×</mo>
          <mn>1</mn>
        </mrow>
        <mo stretchy="false">=</mo>
        <mrow>
          <mn>1</mn>
          <mo stretchy="false">×</mo>
          <mi>x</mi>
        </mrow>
        <mo stretchy="false">=</mo>
        <mn>1</mn>
      </mrow>
      <mrow>
        <mi>x</mi>
        <mo stretchy="false">=</mo>
        <mi>x</mi>
      </mrow>
    </mrow>
    <annotation encoding="StarMath 5.0">x times 1 = 1 times x = 1x = x</annotation>
  </semantics>
</math>
</file>

<file path=Object 7/content.xml><?xml version="1.0" encoding="utf-8"?>
<math xmlns="http://www.w3.org/1998/Math/MathML" display="block">
  <semantics>
    <mrow>
      <mrow>
        <mrow>
          <mi>x</mi>
          <mo stretchy="false">×</mo>
          <mn>0</mn>
        </mrow>
        <mo stretchy="false">=</mo>
        <mrow>
          <mn>0</mn>
          <mo stretchy="false">×</mo>
          <mi>x</mi>
        </mrow>
        <mo stretchy="false">=</mo>
        <mn>0</mn>
      </mrow>
      <mrow>
        <mi>x</mi>
        <mo stretchy="false">=</mo>
        <mn>0</mn>
      </mrow>
    </mrow>
    <annotation encoding="StarMath 5.0">x times 0 = 0 times x = 0x = 0</annotation>
  </semantics>
</math>
</file>

<file path=Object 8/content.xml><?xml version="1.0" encoding="utf-8"?>
<math xmlns="http://www.w3.org/1998/Math/MathML" display="block">
  <semantics>
    <mrow>
      <mrow>
        <mrow>
          <mi>x</mi>
          <mo stretchy="false">×</mo>
          <mrow>
            <mo stretchy="false">−</mo>
            <mn>1</mn>
          </mrow>
        </mrow>
        <mo stretchy="false">=</mo>
        <mrow>
          <mrow>
            <mo stretchy="false">−</mo>
            <mn>1</mn>
          </mrow>
          <mo stretchy="false">×</mo>
          <mi>x</mi>
        </mrow>
        <mo stretchy="false">=</mo>
        <mrow>
          <mo stretchy="false">−</mo>
          <mn>1</mn>
        </mrow>
      </mrow>
      <mrow>
        <mi>x</mi>
        <mo stretchy="false">=</mo>
        <mrow>
          <mo stretchy="false">−</mo>
          <mi>x</mi>
        </mrow>
      </mrow>
    </mrow>
    <annotation encoding="StarMath 5.0">x times -1 = -1 times x = -1x = -x</annotation>
  </semantics>
</math>
</file>

<file path=Object 9/content.xml><?xml version="1.0" encoding="utf-8"?>
<math xmlns="http://www.w3.org/1998/Math/MathML" display="block">
  <semantics>
    <mrow>
      <mrow>
        <mrow>
          <mn>3</mn>
          <mo stretchy="false">×</mo>
          <mrow>
            <mo fence="true" stretchy="false">(</mo>
            <mrow>
              <mrow>
                <mn>2</mn>
                <mo stretchy="false">+</mo>
                <mi>x</mi>
              </mrow>
            </mrow>
            <mo fence="true" stretchy="false">)</mo>
          </mrow>
        </mrow>
        <mo stretchy="false">=</mo>
        <mn>3</mn>
      </mrow>
      <mrow>
        <mo fence="true" stretchy="false">(</mo>
        <mrow>
          <mrow>
            <mn>2</mn>
            <mo stretchy="false">+</mo>
            <mi>x</mi>
          </mrow>
        </mrow>
        <mo fence="true" stretchy="false">)</mo>
      </mrow>
    </mrow>
    <annotation encoding="StarMath 5.0">3 times ( 2 + x ) = 3( 2+x )</annotation>
  </semantics>
</math>
</file>